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24cm" svg:height="1.524cm" svg:x="13.319cm" svg:y="2.77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15.224cm" svg:y="4.937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10.907cm" svg:y="4.811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9.509cm" svg:y="6.84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12.303cm" svg:y="6.84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24cm" svg:height="1.524cm" svg:x="14.208cm" svg:y="6.84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24cm" svg:height="1.524cm" svg:x="17.002cm" svg:y="6.969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6.113cm" svg:y="9.255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524cm" svg:height="1.524cm" svg:x="18.653cm" svg:y="9.25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542cm" svg:y1="4.079cm" svg:x2="12.208cm" svg:y2="5.034cm" draw:start-shape="id1" draw:start-glue-point="7" draw:end-shape="id2" draw:end-glue-point="11" svg:d="M13542 4079l-1334 955" svg:viewBox="0 0 1335 956">
          <text:p/>
        </draw:connector>
        <draw:connector draw:style-name="gr2" draw:text-style-name="P2" draw:layer="layout" draw:type="line" svg:x1="14.62cm" svg:y1="4.079cm" svg:x2="15.447cm" svg:y2="5.16cm" draw:start-shape="id1" draw:start-glue-point="9" draw:end-shape="id3" draw:end-glue-point="5" svg:d="M14620 4079l827 1081" svg:viewBox="0 0 828 1082">
          <text:p/>
        </draw:connector>
        <draw:connector draw:style-name="gr2" draw:text-style-name="P2" draw:layer="layout" draw:type="line" svg:x1="11.13cm" svg:y1="6.112cm" svg:x2="10.81cm" svg:y2="7.065cm" draw:start-shape="id2" draw:start-glue-point="7" draw:end-shape="id4" draw:end-glue-point="11" svg:d="M11130 6112l-320 953" svg:viewBox="0 0 321 954">
          <text:p/>
        </draw:connector>
        <draw:connector draw:style-name="gr2" draw:text-style-name="P2" draw:layer="layout" draw:type="line" svg:x1="12.208cm" svg:y1="6.112cm" svg:x2="13.065cm" svg:y2="6.842cm" draw:start-shape="id2" draw:start-glue-point="9" draw:end-shape="id5" draw:end-glue-point="4" svg:d="M12208 6112l857 730" svg:viewBox="0 0 858 731">
          <text:p/>
        </draw:connector>
        <draw:connector draw:style-name="gr2" draw:text-style-name="P2" draw:layer="layout" draw:type="line" svg:x1="15.447cm" svg:y1="6.238cm" svg:x2="14.97cm" svg:y2="6.842cm" draw:start-shape="id3" draw:start-glue-point="7" draw:end-shape="id6" draw:end-glue-point="4" svg:d="M15447 6238l-477 604" svg:viewBox="0 0 478 605">
          <text:p/>
        </draw:connector>
        <draw:connector draw:style-name="gr2" draw:text-style-name="P2" draw:layer="layout" draw:type="line" svg:x1="17.225cm" svg:y1="8.27cm" svg:x2="16.875cm" svg:y2="9.255cm" draw:start-shape="id7" draw:start-glue-point="7" draw:end-shape="id8" draw:end-glue-point="4" svg:d="M17225 8270l-350 985" svg:viewBox="0 0 351 986">
          <text:p/>
        </draw:connector>
        <draw:connector draw:style-name="gr2" draw:text-style-name="P2" draw:layer="layout" draw:type="line" svg:x1="18.303cm" svg:y1="8.27cm" svg:x2="18.876cm" svg:y2="9.478cm" draw:start-shape="id7" draw:start-glue-point="9" draw:end-shape="id9" draw:end-glue-point="5" svg:d="M18303 8270l573 1208" svg:viewBox="0 0 574 1209">
          <text:p/>
        </draw:connector>
        <draw:connector draw:style-name="gr2" draw:text-style-name="P2" draw:layer="layout" draw:type="line" svg:x1="16.525cm" svg:y1="6.238cm" svg:x2="17.225cm" svg:y2="7.192cm" draw:start-shape="id3" draw:start-glue-point="9" draw:end-shape="id7" draw:end-glue-point="5" svg:d="M16525 6238l700 954" svg:viewBox="0 0 701 9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22:45:02.118519091</meta:creation-date>
    <meta:generator>LibreOffice/6.0.7.3$Linux_X86_64 LibreOffice_project/00m0$Build-3</meta:generator>
    <dc:date>2019-04-16T23:00:56.133967432</dc:date>
    <meta:editing-duration>PT5M25S</meta:editing-duration>
    <meta:editing-cycles>1</meta:editing-cycles>
    <meta:document-statistic meta:object-count="17"/>
  </office:meta>
</office:document-meta>
</file>